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YouYuan" svg:font-family="YouYuan" style:font-family-generic="modern" style:font-pitch="fixed" svg:panose-1="2 1 5 9 6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ableColumn4" style:family="table-column">
      <style:table-column-properties style:column-width="0.1541in"/>
    </style:style>
    <style:style style:name="TableColumn5" style:family="table-column">
      <style:table-column-properties style:column-width="6.3166in"/>
    </style:style>
    <style:style style:name="Table3" style:family="table">
      <style:table-properties style:width="6.4708in" fo:margin-left="-0.25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0.0937in double #1F4E79" style:border-line-width-left="0.0312in 0.0312in 0.0312in" fo:border-bottom="none" fo:border-right="none" style:writing-mode="lr-tb" fo:padding-top="0in" fo:padding-left="0.075in" fo:padding-bottom="0in" fo:padding-right="0.075in"/>
    </style:style>
    <style:style style:name="P8" style:parent-style-name="Título" style:family="paragraph">
      <style:text-properties fo:language="pt" fo:country="BR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T10" style:parent-style-name="Fonteparág.padrão" style:family="text">
      <style:text-properties fo:font-size="12pt" style:font-size-asian="12pt" style:font-size-complex="12pt" fo:language="pt" fo:country="BR"/>
    </style:style>
    <style:style style:name="T11" style:parent-style-name="Fonteparág.padrão" style:family="text">
      <style:text-properties fo:font-size="12pt" style:font-size-asian="12pt" style:font-size-complex="12pt" fo:language="pt" fo:country="BR"/>
    </style:style>
    <style:style style:name="T12" style:parent-style-name="Fonteparág.padrão" style:family="text">
      <style:text-properties style:font-size-complex="12pt" fo:language="pt" fo:country="BR"/>
    </style:style>
    <style:style style:name="P13" style:parent-style-name="Título1" style:family="paragraph">
      <style:paragraph-properties fo:text-align="center"/>
      <style:text-properties fo:language="pt" fo:country="BR" style:language-complex="pt" style:country-complex="BR"/>
    </style:style>
    <style:style style:name="T14" style:parent-style-name="Fonteparág.padrão" style:family="text">
      <style:text-properties fo:language="pt" fo:country="BR" style:language-complex="pt" style:country-complex="BR"/>
    </style:style>
    <style:style style:name="T15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" style:parent-style-name="Fonteparág.padrão" style:family="text">
      <style:text-properties fo:font-size="12pt" style:font-size-asian="12pt" style:font-size-complex="12pt" fo:language="pt" fo:country="BR"/>
    </style:style>
    <style:style style:name="T17" style:parent-style-name="Fonteparág.padrão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8" style:parent-style-name="Fonteparág.padrão" style:family="text">
      <style:text-properties fo:font-size="12pt" style:font-size-asian="12pt" style:font-size-complex="12pt" fo:language="pt" fo:country="BR"/>
    </style:style>
    <style:style style:name="T19" style:parent-style-name="Fonteparág.padrão" style:family="text">
      <style:text-properties fo:language="pt" fo:country="BR" style:language-complex="pt" style:country-complex="BR"/>
    </style:style>
    <style:style style:name="T20" style:parent-style-name="Fonteparág.padrão" style:family="text">
      <style:text-properties style:font-size-complex="12pt" fo:language="pt" fo:country="BR"/>
    </style:style>
    <style:style style:name="P21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2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3" style:parent-style-name="Título2" style:family="paragraph">
      <style:text-properties style:font-size-complex="12pt" fo:language="pt" fo:country="BR"/>
    </style:style>
    <style:style style:name="P24" style:parent-style-name="Normal" style:family="paragraph">
      <style:paragraph-properties fo:margin-left="0.25in">
        <style:tab-stops/>
      </style:paragraph-properties>
    </style:style>
    <style:style style:name="T25" style:parent-style-name="Fonteparág.padrão" style:family="text">
      <style:text-properties fo:font-size="12pt" style:font-size-asian="12pt" style:font-size-complex="12pt" fo:language="pt" fo:country="BR"/>
    </style:style>
    <style:style style:name="T26" style:parent-style-name="Fonteparág.padrão" style:family="text">
      <style:text-properties fo:font-size="12pt" style:font-size-asian="12pt" style:font-size-complex="12pt" fo:language="pt" fo:country="BR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P2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Fonteparág.padrão" style:family="text">
      <style:text-properties fo:font-size="12pt" style:font-size-asian="12pt" style:font-size-complex="12pt" fo:language="pt" fo:country="BR"/>
    </style:style>
    <style:style style:name="T31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32" style:parent-style-name="Fonteparág.padrão" style:family="text">
      <style:text-properties fo:font-size="12pt" style:font-size-asian="12pt" style:font-size-complex="12pt" fo:language="pt" fo:country="BR"/>
    </style:style>
    <style:style style:name="T33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34" style:parent-style-name="Fonteparág.padrão" style:family="text">
      <style:text-properties fo:language="pt" fo:country="BR" style:language-complex="pt" style:country-complex="BR"/>
    </style:style>
    <style:style style:name="P35" style:parent-style-name="Commarcadores" style:family="paragraph">
      <style:paragraph-properties fo:margin-left="0.55in">
        <style:tab-stops>
          <style:tab-stop style:type="left" style:position="-0.3in"/>
        </style:tab-stops>
      </style:paragraph-properties>
      <style:text-properties fo:font-size="12pt" style:font-size-asian="12pt" style:font-size-complex="12pt" fo:language="pt" fo:country="BR"/>
    </style:style>
    <style:style style:name="P36" style:parent-style-name="Commarcadores" style:family="paragraph">
      <style:paragraph-properties fo:margin-left="0.55in">
        <style:tab-stops>
          <style:tab-stop style:type="left" style:position="-0.3in"/>
        </style:tab-stops>
      </style:paragraph-properties>
      <style:text-properties fo:font-size="12pt" style:font-size-asian="12pt" style:font-size-complex="12pt" fo:language="pt" fo:country="BR"/>
    </style:style>
    <style:style style:name="P37" style:parent-style-name="Commarcadores" style:family="paragraph">
      <style:paragraph-properties fo:margin-left="0.55in" fo:text-indent="-0.2in">
        <style:tab-stops/>
      </style:paragraph-properties>
      <style:text-properties fo:font-size="12pt" style:font-size-asian="12pt" style:font-size-complex="12pt" fo:language="pt" fo:country="BR"/>
    </style:style>
    <style:style style:name="P38" style:parent-style-name="Título2" style:family="paragraph">
      <style:text-properties style:font-size-complex="12pt" fo:language="pt" fo:country="BR"/>
    </style:style>
    <style:style style:name="P39" style:parent-style-name="ParágrafodaLista" style:family="paragraph">
      <style:text-properties fo:font-size="12pt" style:font-size-asian="12pt" style:font-size-complex="12pt" fo:language="pt" fo:country="BR"/>
    </style:style>
    <style:style style:name="P40" style:parent-style-name="ParágrafodaLista" style:family="paragraph"/>
    <style:style style:name="T41" style:parent-style-name="Fonteparág.padrão" style:family="text">
      <style:text-properties fo:font-style="italic" style:font-style-asian="italic" style:font-style-complex="italic" fo:font-size="12pt" style:font-size-asian="12pt" style:font-size-complex="12pt" fo:language="pt" fo:country="BR"/>
    </style:style>
    <style:style style:name="T42" style:parent-style-name="Fonteparág.padrão" style:family="text">
      <style:text-properties fo:font-size="12pt" style:font-size-asian="12pt" style:font-size-complex="12pt" fo:language="pt" fo:country="BR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Título"><text:span text:style-name="T10">SENAC – Voucher desenvolvedor</text:span><text:line-break/><text:span text:style-name="T11">Briefing</text:span></text:p>
            <text:p text:style-name="Subtítulo"><text:span text:style-name="T12">11/11/2025</text:span></text:p>
          </table:table-cell>
        </table:table-row>
      </table:table>
      <text:h text:style-name="P13" text:outline-level="1">Guia Vital</text:h>
      <text:h text:style-name="Título1" text:outline-level="1"><text:span text:style-name="T14">Responsáveis</text:span></text:h>
      <text:p text:style-name="Normal"><text:span text:style-name="T15">Equipe</text:span><text:span text:style-name="T16">: Davi Meurer, Ivan Gabriel e Murilo Ramos</text:span></text:p>
      <text:p text:style-name="Normal"><text:span text:style-name="T17">Administradores</text:span><text:span text:style-name="T18">: [a ser inserido]</text:span></text:p>
      <text:h text:style-name="Título1" text:outline-level="1"><text:span text:style-name="T19">Visão geral</text:span></text:h>
      <text:h text:style-name="Título2" text:outline-level="2"><text:span text:style-name="T20">Introdução</text:span><text:tab/></text:h>
      <text:p text:style-name="P21">Devida à falta de conhecimento devido de medicina básica ao cidadão, veio uma ideia para criar um blog de introdução<text:s/>para todos, essa dúvida estagnada presente na população leva ela a tirar suas próprias respostas e conclusões, conclusões possivelmente falhas e até mesmo fatais.</text:p>
      <text:p text:style-name="P22">Tudo veio de uma ideia de um docente do curso Técnico de Enfermagem do Senac, onde ele levanta a<text:s/>dita<text:s/>questão.<text:s/>Uma preocupação da sociedade onde eles detêm as informações devidas.</text:p>
      <text:h text:style-name="P23" text:outline-level="2">Objetivo</text:h>
      <text:p text:style-name="P24"><text:span text:style-name="T25">Nosso site tem a meta de oferecer conhecimento sobre medicina básica,</text:span><text:span text:style-name="T26"><text:s/></text:span><text:span text:style-name="T27">conhecimento básico sobre medicamentos naturais e benefícios de certos alimentos na saúde, focando outros usos além de somente na nutrição deles.</text:span></text:p>
      <text:p text:style-name="P28">O site será em formato de blog, onde as<text:s/>postagens<text:s/>serão<text:s/>feitas<text:s/>mediante<text:s/>por<text:s/>administradores<text:s/>responsáveis da saúde<text:s/>que revisão o conteúdo<text:s/>e<text:s/>também pelos donos do site.<text:s/>Os responsáveis da saúde serão convidados para o nosso site.</text:p>
      <text:p text:style-name="P29"><text:span text:style-name="T30">O conteúdo seguirá em<text:s/></text:span><text:span text:style-name="T31">medicamentos industrializados, medicamentos naturais<text:s/></text:span><text:span text:style-name="T32">e<text:s/></text:span><text:span text:style-name="T33">conhecimento fundamental.</text:span></text:p>
      <text:h text:style-name="Título2" text:outline-level="2"><text:span text:style-name="T34">Requisitos de alto nível</text:span></text:h>
      <text:list text:style-name="LFO6" text:continue-numbering="true">
        <text:list-item>
          <text:p text:style-name="P35">Capacidade de realizar publicações sobre e somente relacionado à medicina (Exclusivo à administradores).</text:p>
        </text:list-item>
        <text:list-item>
          <text:p text:style-name="P36">Capacidade livre de favoritar cards.</text:p>
        </text:list-item>
      </text:list>
      <text:p text:style-name="P37"/>
      <text:h text:style-name="P38" text:outline-level="2">Sistemas integrados</text:h>
      <text:p text:style-name="P39">Suporte:</text:p>
      <text:list text:style-name="LFO2" text:continue-numbering="true">
        <text:list-item>
          <text:p text:style-name="P40"><text:span text:style-name="T41">Tawk.to</text:span><text:span text:style-name="T42"><text:s/>- ChatBo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YouYuan" svg:font-family="YouYuan" style:font-family-generic="modern" style:font-pitch="fixed" svg:panose-1="2 1 5 9 6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25in" fo:line-height="120%" fo:background-color="transparent" style:tab-stop-distance="0.5in"/>
      <style:text-properties style:font-name="Arial" style:font-name-asian="Arial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pt" fo:country="PT" style:language-asian="ja" style:country-asian="JP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2E74B5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Arial Black" style:font-name-asian="YouYuan" style:font-name-complex="Tahoma" fo:color="#1F4D78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rial Black" style:font-name-asian="YouYuan" style:font-name-complex="Tahoma" fo:font-style="italic" style:font-style-asian="italic" style:font-style-complex="italic" fo:color="#2E74B5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rial Black" style:font-name-asian="YouYuan" style:font-name-complex="Tahoma" fo:color="#2E74B5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rial Black" style:font-name-asian="YouYuan" style:font-name-complex="Tahoma" fo:color="#272727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rial Black" style:font-name-asian="YouYuan" style:font-name-complex="Tahoma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" style:display-name="Título" style:family="paragraph" style:parent-style-name="Normal" style:next-style-name="Normal">
      <style:paragraph-properties fo:margin-bottom="0in" fo:line-height="0.2916in"/>
      <style:text-properties style:font-name="Arial Black" style:font-name-asian="YouYuan" style:font-name-complex="Tahoma" fo:text-transform="uppercase" fo:color="#1F4E79" style:letter-kerning="true" fo:font-size="19pt" style:font-size-asian="19pt" fo:hyphenate="false"/>
    </style:style>
    <style:style style:name="TítuloChar" style:display-name="Título Char" style:family="text" style:parent-style-name="Fonteparág.padrão">
      <style:text-properties style:font-name="Arial Black" style:font-name-asian="YouYuan" style:font-name-complex="Tahoma" fo:text-transform="uppercase" fo:color="#1F4E79" style:letter-kerning="true" fo:font-size="19pt" style:font-size-asian="19pt"/>
    </style:style>
    <style:style style:name="Subtítulo" style:display-name="Subtítulo" style:family="paragraph" style:parent-style-name="Normal" style:next-style-name="Normal">
      <style:paragraph-properties fo:margin-top="0.0555in" fo:margin-bottom="0in" fo:line-height="0.1944in"/>
      <style:text-properties fo:font-weight="bold" style:font-weight-asian="bold" style:font-weight-complex="bold" fo:color="#2E74B5" fo:font-size="12pt" style:font-size-asian="12pt" fo:hyphenate="false"/>
    </style:style>
    <style:style style:name="SubtítuloChar" style:display-name="Subtítulo Char" style:family="text" style:parent-style-name="Fonteparág.padrão">
      <style:text-properties fo:font-weight="bold" style:font-weight-asian="bold" style:font-weight-complex="bold" fo:color="#2E74B5" fo:font-size="12pt" style:font-size-asian="12pt"/>
    </style:style>
    <style:style style:name="Título1Char" style:display-name="Título 1 Char" style:family="text" style:parent-style-name="Fonteparág.padrão">
      <style:text-properties fo:font-weight="bold" style:font-weight-asian="bold" style:font-weight-complex="bold" fo:text-transform="uppercase" fo:color="#1F4E79" fo:font-size="14pt" style:font-size-asian="14pt"/>
    </style:style>
    <style:style style:name="Textodedica" style:display-name="Texto de dica" style:family="paragraph" style:parent-style-name="Normal">
      <style:paragraph-properties fo:margin-top="0.0555in" fo:margin-bottom="0.1111in" fo:line-height="110%" fo:margin-right="0.4in"/>
      <style:text-properties fo:font-style="italic" style:font-style-asian="italic" style:font-style-complex="italic" fo:color="#595959" fo:font-size="8pt" style:font-size-asian="8pt" fo:hyphenate="false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Título3Char" style:display-name="Título 3 Char" style:family="text" style:parent-style-name="Fonteparág.padrão">
      <style:text-properties style:font-name="Arial Black" style:font-name-asian="YouYuan" style:font-name-complex="Tahoma" fo:color="#1F4D78" fo:font-size="12pt" style:font-size-asian="12pt" style:font-size-complex="12pt"/>
    </style:style>
    <style:style style:name="Título2Char" style:display-name="Título 2 Char" style:family="text" style:parent-style-name="Fonteparág.padrão">
      <style:text-properties fo:font-weight="bold" style:font-weight-asian="bold" style:font-weight-complex="bold" fo:color="#2E74B5" fo:font-size="12pt" style:font-size-asian="12pt"/>
    </style:style>
    <style:style style:name="Commarcadores" style:display-name="Com marcadores" style:family="paragraph" style:parent-style-name="Normal" style:list-style-name="LFO6">
      <style:paragraph-properties fo:margin-bottom="0.0416in"/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top="0.1388in" fo:margin-bottom="0in" fo:line-height="100%" fo:margin-left="-0.15in">
        <style:tab-stops/>
      </style:paragraph-properties>
      <style:text-properties style:font-name="Arial Black" style:font-name-asian="YouYuan" style:font-name-complex="Tahoma" fo:color="#1F4E79" fo:font-size="10pt" style:font-size-asian="10pt" fo:hyphenate="false"/>
    </style:style>
    <style:style style:name="RodapéChar" style:display-name="Rodapé Char" style:family="text" style:parent-style-name="Fonteparág.padrão">
      <style:text-properties style:font-name="Arial Black" style:font-name-asian="YouYuan" style:font-name-complex="Tahoma" fo:color="#1F4E79" fo:font-size="10pt" style:font-size-asian="10pt"/>
    </style:style>
    <style:style style:name="Título4Char" style:display-name="Título 4 Char" style:family="text" style:parent-style-name="Fonteparág.padrão">
      <style:text-properties style:font-name="Arial Black" style:font-name-asian="YouYuan" style:font-name-complex="Tahoma" fo:font-style="italic" style:font-style-asian="italic" style:font-style-complex="italic" fo:color="#2E74B5"/>
    </style:style>
    <style:style style:name="Título5Char" style:display-name="Título 5 Char" style:family="text" style:parent-style-name="Fonteparág.padrão">
      <style:text-properties style:font-name="Arial Black" style:font-name-asian="YouYuan" style:font-name-complex="Tahoma" fo:color="#2E74B5"/>
    </style:style>
    <style:style style:name="Título8Char" style:display-name="Título 8 Char" style:family="text" style:parent-style-name="Fonteparág.padrão">
      <style:text-properties style:font-name="Arial Black" style:font-name-asian="YouYuan" style:font-name-complex="Tahoma" fo:color="#272727" style:font-size-complex="10.5pt"/>
    </style:style>
    <style:style style:name="Título9Char" style:display-name="Título 9 Char" style:family="text" style:parent-style-name="Fonteparág.padrão">
      <style:text-properties style:font-name="Arial Black" style:font-name-asian="YouYuan" style:font-name-complex="Tahoma" fo:font-style="italic" style:font-style-asian="italic" style:font-style-complex="italic" fo:color="#272727" style:font-size-complex="10.5pt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2E74B5"/>
    </style:style>
    <style:style style:name="CitaçãoIntensa" style:display-name="Citação Intensa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2E74B5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text-transform="none" fo:font-variant="small-caps" fo:color="#2E74B5" fo:letter-spacing="0.0034in"/>
    </style:style>
    <style:style style:name="Textoembloco" style:display-name="Texto em bloco" style:family="paragraph" style:parent-style-name="Normal">
      <style:paragraph-properties fo:border="0.0034in solid #2E74B5" fo:padding="0.1388in" style:shadow="none" fo:margin-left="0.8in" fo:margin-right="0.8in">
        <style:tab-stops/>
      </style:paragraph-properties>
      <style:text-properties style:font-name-asian="YouYuan" fo:font-style="italic" style:font-style-asian="italic" style:font-style-complex="italic" fo:color="#2E74B5" fo:hyphenate="false"/>
    </style:style>
    <style:style style:name="Hyperlink" style:display-name="Hyperlink" style:family="text" style:parent-style-name="Fonteparág.padrão">
      <style:text-properties fo:color="#D7230D" style:text-underline-type="single" style:text-underline-style="solid" style:text-underline-width="auto" style:text-underline-mode="continuous"/>
    </style:style>
    <style:style style:name="Mençãonãoresolvida1" style:display-name="Menção não resolvida1" style:family="text" style:parent-style-name="Fonteparág.padrão">
      <style:text-properties fo:color="#595959" fo:background-color="#E1DFDD"/>
    </style:style>
    <style:style style:name="Numerada" style:display-name="Numerada" style:family="paragraph" style:parent-style-name="Normal" style:list-style-name="LFO19"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 fo:color="#2E74B5"/>
    </style:style>
    <style:style style:name="WW_CharLFO6LVL2" style:family="text">
      <style:text-properties style:font-name="Courier New" fo:color="#2E74B5"/>
    </style:style>
    <style:style style:name="WW_CharLFO6LVL3" style:family="text">
      <style:text-properties style:font-name="Wingdings" fo:color="#2E74B5"/>
    </style:style>
    <style:style style:name="WW_CharLFO6LVL4" style:family="text">
      <style:text-properties style:font-name="Symbol" fo:color="#2E74B5"/>
    </style:style>
    <style:style style:name="WW_CharLFO6LVL5" style:family="text">
      <style:text-properties style:font-name="Courier New" fo:color="#2E74B5"/>
    </style:style>
    <style:style style:name="WW_CharLFO6LVL6" style:family="text">
      <style:text-properties style:font-name="Wingdings" fo:color="#2E74B5"/>
    </style:style>
    <style:style style:name="WW_CharLFO6LVL7" style:family="text">
      <style:text-properties style:font-name="Symbol" fo:color="#2E74B5"/>
    </style:style>
    <style:style style:name="WW_CharLFO6LVL8" style:family="text">
      <style:text-properties style:font-name="Courier New" fo:color="#2E74B5"/>
    </style:style>
    <style:style style:name="WW_CharLFO6LVL9" style:family="text">
      <style:text-properties style:font-name="Wingdings" fo:color="#2E74B5"/>
    </style:style>
    <text:list-style style:name="LFO6">
      <text:list-level-style-bullet text:level="1" text:style-name="WW_CharLFO6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9LVL1" style:family="text">
      <style:text-properties fo:color="#2E74B5"/>
    </style:style>
    <style:style style:name="WW_CharLFO19LVL2" style:family="text">
      <style:text-properties fo:color="#2E74B5"/>
    </style:style>
    <style:style style:name="WW_CharLFO19LVL3" style:family="text">
      <style:text-properties fo:color="#2E74B5"/>
    </style:style>
    <style:style style:name="WW_CharLFO19LVL4" style:family="text">
      <style:text-properties fo:color="#2E74B5"/>
    </style:style>
    <style:style style:name="WW_CharLFO19LVL5" style:family="text">
      <style:text-properties fo:color="#2E74B5"/>
    </style:style>
    <style:style style:name="WW_CharLFO19LVL6" style:family="text">
      <style:text-properties fo:color="#2E74B5"/>
    </style:style>
    <style:style style:name="WW_CharLFO19LVL7" style:family="text">
      <style:text-properties fo:color="#2E74B5"/>
    </style:style>
    <style:style style:name="WW_CharLFO19LVL8" style:family="text">
      <style:text-properties fo:color="#2E74B5"/>
    </style:style>
    <style:style style:name="WW_CharLFO19LVL9" style:family="text">
      <style:text-properties fo:color="#2E74B5"/>
    </style:style>
    <text:list-style style:name="LFO19">
      <text:list-level-style-number text:level="1" text:style-name="WW_CharLFO1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9LVL3" style:num-suffix="." style:num-format="1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9LVL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9LVL6" style:num-suffix="." style:num-format="1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9LVL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9LVL9" style:num-suffix="." style:num-format="1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T2" style:parent-style-name="Fonteparág.padrão" style:family="text">
      <style:text-properties fo:language="pt" fo:country="BR" style:language-complex="pt" style:country-complex="BR"/>
    </style:style>
  </office:automatic-styles>
  <office:master-styles>
    <style:master-page style:name="MP0" style:page-layout-name="PL0">
      <style:footer>
        <text:p text:style-name="Rodapé"><text:span text:style-name="T2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vi Medina</meta:initial-creator>
    <dc:creator>Davi Medina</dc:creator>
    <meta:creation-date>2025-11-12T00:55:00Z</meta:creation-date>
    <dc:date>2025-11-12T00:55:00Z</dc:date>
    <meta:template xlink:href="Normal.dotm" xlink:type="simple"/>
    <meta:editing-cycles>1</meta:editing-cycles>
    <meta:editing-duration>PT0S</meta:editing-duration>
    <meta:user-defined meta:name="ContentTypeId">0x01010079F111ED35F8CC479449609E8A0923A6</meta:user-defined>
    <meta:document-statistic meta:page-count="1" meta:paragraph-count="2" meta:word-count="221" meta:character-count="1417" meta:row-count="9" meta:non-whitespace-character-count="1198"/>
  </office:meta>
</office:document-meta>
</file>